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8cm" fo:break-before="auto" fo:break-after="auto" table:align="margins"/>
    </style:style>
    <style:style style:name="Table1.A" style:family="table-column">
      <style:table-column-properties style:column-width="6.239cm" style:rel-column-width="14601*"/>
    </style:style>
    <style:style style:name="Table1.B" style:family="table-column">
      <style:table-column-properties style:column-width="21.761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2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</style:style>
    <style:style style:name="P14" style:family="paragraph" style:parent-style-name="Text_20_body">
      <style:paragraph-properties fo:margin-left="0cm" fo:margin-right="0cm" fo:text-align="center" style:justify-single-word="false" fo:text-indent="1.501cm" style:auto-text-indent="false"/>
      <style:text-properties fo:color="#000000" style:font-name="Cambria" fo:font-style="normal" style:font-size-asian="14pt" style:font-style-asian="normal" style:font-size-complex="14pt" style:font-style-complex="normal"/>
    </style:style>
    <style:style style:name="P15" style:family="paragraph" style:parent-style-name="Text_20_body">
      <style:paragraph-properties fo:margin-left="0cm" fo:margin-right="0cm" fo:text-align="start" style:justify-single-word="false" fo:text-indent="1.501cm" style:auto-text-indent="false"/>
      <style:text-properties fo:color="#000000" style:font-name="Cambria" fo:language="en" fo:country="US" fo:font-style="normal" style:font-size-asian="14pt" style:font-style-asian="normal" style:font-size-complex="14pt" style:font-style-complex="normal"/>
    </style:style>
    <style:style style:name="P16" style:family="paragraph" style:parent-style-name="Text_20_body">
      <style:paragraph-properties fo:margin-left="0cm" fo:margin-right="0cm" fo:text-align="start" style:justify-single-word="false" fo:text-indent="1.501cm" style:auto-text-indent="false"/>
      <style:text-properties fo:color="#000000" style:font-name="Cambria" fo:language="ru" fo:country="RU" fo:font-style="normal" style:font-size-asian="14pt" style:font-style-asian="normal" style:font-size-complex="14pt" style:font-style-complex="normal"/>
    </style:style>
    <style:style style:name="P17" style:family="paragraph" style:parent-style-name="Text_20_body">
      <style:paragraph-properties fo:margin-left="0cm" fo:margin-right="0cm" fo:text-align="center" style:justify-single-word="false" fo:text-indent="1.501cm" style:auto-text-indent="false"/>
      <style:text-properties fo:color="#000000" style:font-name="Cambria" fo:language="ru" fo:country="RU" fo:font-style="normal" style:font-size-asian="14pt" style:font-style-asian="normal" style:font-size-complex="14pt" style:font-style-complex="normal"/>
    </style:style>
    <style:style style:name="P18" style:family="paragraph" style:parent-style-name="Text_20_body">
      <style:paragraph-properties fo:margin-left="0cm" fo:margin-right="0cm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Text_20_body">
      <style:paragraph-properties fo:margin-left="0.106cm" fo:margin-right="0.106cm" fo:margin-top="0cm" fo:margin-bottom="0.199cm" fo:line-height="100%" fo:text-align="center" style:justify-single-word="false" fo:text-indent="0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left="0cm" fo:margin-right="0cm" fo:margin-top="0cm" fo:margin-bottom="0.199cm" fo:line-height="100%" fo:text-align="center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cm" fo:margin-right="0cm" fo:margin-top="0cm" fo:margin-bottom="0.199cm" fo:line-height="100%" fo:text-align="start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2" style:family="text">
      <style:text-properties style:font-name="Cambria" fo:font-size="14pt" fo:language="ru" fo:country="RU" style:font-size-asian="14pt" style:font-size-complex="14pt"/>
    </style:style>
    <style:style style:name="T3" style:family="text">
      <style:text-properties style:font-name="Cambria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Cambria" fo:font-size="14pt" fo:language="en" fo:country="US" fo:font-weight="normal" style:font-size-asian="14pt" style:font-weight-asian="normal" style:font-size-complex="14pt" style:font-weight-complex="normal"/>
    </style:style>
    <style:style style:name="T6" style:family="text"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style:font-name="Cambria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background-color="transparent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normal" style:font-style-asian="normal" style:font-style-complex="normal"/>
    </style:style>
    <style:style style:name="T12" style:family="text">
      <style:text-properties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language="en" fo:country="US" fo:background-color="transparent"/>
    </style:style>
    <style:style style:name="T15" style:family="text">
      <style:text-properties style:text-position="0% 100%" style:font-name="Cambria" fo:font-size="14pt" fo:language="en" fo:country="US" style:font-size-asian="14pt" style:font-size-complex="14pt"/>
    </style:style>
    <style:style style:name="T16" style:family="text">
      <style:text-properties style:text-position="super 58%" style:font-name="Cambria" fo:font-size="14pt" fo:language="en" fo:country="US" style:font-size-asian="14pt" style:font-size-complex="14pt"/>
    </style:style>
    <style:style style:name="T17" style:family="text">
      <style:text-properties style:font-name="Cambria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Cambria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Cambria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51cm" svg:height="0.79cm" draw:z-index="0"><draw:image xlink:href="../images/3609.png" xlink:type="simple" xlink:show="embed" xlink:actuate="onLoad"/></draw:frame></text:p>
          </table:table-cell>
          <table:table-cell table:style-name="Table1.B1" office:value-type="string">
            <text:p text:style-name="P19">Дискретно-косинусное преобразование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<text:span text:style-name="T9"> векторизован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1" draw:name="Графический объект2" text:anchor-type="as-char" svg:width="2.17cm" svg:height="1.559cm" draw:z-index="1"><draw:image xlink:href="../images/3609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>
          <table:table-cell table:style-name="Table1.A2" table:number-columns-spanned="2" office:value-type="string">
            <text:p text:style-name="P16">Блок предназначен для применения дискретного косинусного преобразования к последовательностям действительных чисел по следующему правилу:</text:p>
            <text:p text:style-name="P14"><text:span text:style-name="T10"><draw:frame draw:style-name="fr2" draw:name="Объект2" text:anchor-type="as-char" svg:width="6.916cm" svg:height="1.139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0"><text:tab/></text:span><text:span text:style-name="T10"><draw:frame draw:style-name="fr2" draw:name="Объект3" text:anchor-type="as-char" svg:width="2.282cm" svg:height="0.469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      <text:p text:style-name="P16">где</text:p>
            <text:p text:style-name="P17"><draw:frame draw:style-name="fr2" draw:name="Объект4" text:anchor-type="as-char" svg:width="4.09cm" svg:height="2.358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text:p text:style-name="P15">где</text:p>
            <text:p text:style-name="P15">N – количество элементов вектора x;</text:p>
            <text:p text:style-name="P15">y – результирующий массив;</text:p>
            <text:p text:style-name="P15">x – массив действительных чисел</text:p>
            <text:p text:style-name="P11"><text:span text:style-name="T2">При этом используется алгоритм быстрого преобразования. Наибольшая эффективность достигается при использовании серий размера 2</text:span><text:span text:style-name="T16">N</text:span><text:span text:style-name="T15">.</text:span></text:p>
            <text:p text:style-name="P7"/>
            <text:p text:style-name="P6">Входы:</text:p>
            <text:p text:style-name="P10"><text:span text:style-name="T8">DataInput</text:span> – <text:span text:style-name="T10">входной сигнал;</text:span></text:p>
            <text:p text:style-name="P10"><text:span text:style-name="T8">Sync</text:span><text:span text:style-name="T10"> – вход для синхроимпульсов;</text:span></text:p>
            <text:p text:style-name="P6">Выходы:</text:p>
            <text:p text:style-name="P9">DataOut –<text:span text:style-name="T13"> </text:span><text:span text:style-name="T11">выходной отфильтрованный сигнал;</text:span></text:p>
            <text:p text:style-name="P6">Свойства блока:</text:p>
            <text:p text:style-name="P11"><text:span text:style-name="T3">Размер серии </text:span><text:span text:style-name="T6">–</text:span><text:span text:style-name="T4"> целое число, размерность массива данных, накапливаемых для обработки.</text:span></text:p>
            <text:p text:style-name="P8"/>
            <text:p text:style-name="P18"><text:span text:style-name="T17">На входной порт </text:span><text:span text:style-name="T18">DataInput</text:span><text:span text:style-name="T17"> подается вектор из действительных чисел. На выходном порте формируется результат прямого дискретного косинусного преобразования, то есть вектор действительных чисел с коэффициентами.</text:span><text:span text:style-name="T12"> </text:span><text:span text:style-name="T17">Срабатывание блока происходит по переднему фронту синхроимпульсов единичной амплитуды, поступающих на входной порт </text:span><text:span text:style-name="T19">Sync.</text:span></text:p>
            <text:p text:style-name="P8"/>
            <text:p text:style-name="P6">Пример использования блока:</text:p>
            <text:p text:style-name="P12">Рассмотрим пример использования блока <text:s/>дискретно-косинусного преобразования, расположенный по адресу <text:soft-page-break/><text:span text:style-name="T9">%</text:span><text:span text:style-name="T14">PROGRAMM_DIR</text:span><text:span text:style-name="T9">%</text:span><text:span text:style-name="T14">\Demo\Automatic\Обработка сигналов</text:span><text:span text:style-name="T9">\дискретно косинусное преобразование.prt</text:span>:</text:p>
            <text:p text:style-name="P21"><draw:frame draw:style-name="fr1" draw:name="Графический объект3" text:anchor-type="as-char" svg:width="17.889cm" svg:height="8.729cm" draw:z-index="5"><draw:image xlink:href="../images/3609_1.png" xlink:type="simple" xlink:show="embed" xlink:actuate="onLoad"/></draw:frame></text:p>
            <text:p text:style-name="P13"><text:span text:style-name="T1">Здесь блок прямого дискретно-косинусного преобразования используется в некоторой схеме обработки сигнала. Исходный сигнал представляет собой сумму двух синусоид </text:span><text:span text:style-name="T5">(1)</text:span><text:span text:style-name="T1"> частотой 1Гц и 4Гц, которая подается на блок буфера </text:span><text:span text:style-name="T5">(2)</text:span><text:span text:style-name="T1">, формирующий массив из 128 отсчетов с частотой дискретизации 10Гц, задаваемой синхроимпульсами на входе </text:span><text:span text:style-name="T7">Sync</text:span><text:span text:style-name="T5">.</text:span><text:span text:style-name="T1"> Образованный массив подвергается прямому дискретному преобразованию с помощью описываемого блока </text:span><text:span text:style-name="T5">(3). После че</text:span><text:span text:style-name="T1">го полученный массив действительных чисел проходит процедуру обратного дискретно-косинусного преобразования с помощью соответствующего блока (4), результат которого выводится с помощью блока последовательного вывода (5). В качестве сигнала срабатывания блоков преобразования и сигнала записи данных в регистр используется сигнал готовности данных буфера. Результат работы схемы:</text:span></text:p>
            <text:p text:style-name="P22"><draw:frame draw:style-name="fr1" draw:name="Графический объект4" text:anchor-type="as-char" svg:width="18.65cm" svg:height="8.47cm" draw:z-index="6"><draw:image xlink:href="../images/3609_2.png" xlink:type="simple" xlink:show="embed" xlink:actuate="onLoad"/></draw:frame></text:p>
            <text:p text:style-name="P23">Запаздывание формируется за счет времени накопления заданного количества отсчетов в серии. Чем больше частота работы схемы и чем меньше отсчетов в серии, тем меньше будет время запаздывания.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0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о-косинусное преобразование</dc:title>
    <dc:date>2016-08-11T15:15:24.13</dc:date>
    <meta:generator>OpenOffice/4.1.1$Win32 OpenOffice.org_project/411m6$Build-9775</meta:generator>
    <meta:editing-duration>P2DT6H29M59S</meta:editing-duration>
    <meta:editing-cycles>89</meta:editing-cycles>
    <dc:creator>ILYA KUBENSKIY</dc:creator>
    <meta:document-statistic meta:table-count="1" meta:image-count="4" meta:object-count="3" meta:page-count="2" meta:paragraph-count="29" meta:word-count="264" meta:character-count="2207"/>
  </office:meta>
</office:document-meta>
</file>

<file path=Object 2/content.xml><?xml version="1.0" encoding="utf-8"?>
<math xmlns="http://www.w3.org/1998/Math/MathML">
  <semantics>
    <mrow>
      <mrow>
        <msub>
          <mi>y</mi>
          <mrow>
            <mi>k</mi>
          </mrow>
        </msub>
        <mo stretchy="false">=</mo>
        <mi>w</mi>
      </mrow>
      <mrow>
        <mo stretchy="false">(</mo>
        <mrow>
          <mi>k</mi>
        </mrow>
        <mo stretchy="false">)</mo>
      </mrow>
      <mrow>
        <munderover>
          <mo stretchy="false">∑</mo>
          <mrow>
            <mrow>
              <mi>n</mi>
              <mo stretchy="false">=</mo>
              <mn>1</mn>
            </mrow>
          </mrow>
          <mrow>
            <mi>N</mi>
          </mrow>
        </munderover>
        <msub>
          <mi>x</mi>
          <mrow>
            <mi>n</mi>
          </mrow>
        </msub>
      </mrow>
      <mi>cos</mi>
      <mfenced open="(" close=")">
        <mrow>
          <mfrac>
            <mrow>
              <mo stretchy="false">π</mo>
            </mrow>
            <mrow>
              <mn>2N</mn>
            </mrow>
          </mfrac>
          <mrow>
            <mo stretchy="false">(</mo>
            <mrow>
              <mrow>
                <mn>2n</mn>
                <mo stretchy="false">−</mo>
                <mn>1</mn>
              </mrow>
            </mrow>
            <mo stretchy="false">)</mo>
          </mrow>
          <mrow>
            <mo stretchy="false">(</mo>
            <mrow>
              <mrow>
                <mi>k</mi>
                <mo stretchy="false">−</mo>
                <mn>1</mn>
              </mrow>
            </mrow>
            <mo stretchy="false">)</mo>
          </mrow>
        </mrow>
      </mfenced>
    </mrow>
    <annotation encoding="StarMath 5.0">y_{k}=w(k)sum from{n=1} to{N} x_{n}cos left ( {%ipi } over {2N}(2n-1)(k-1)  right )  </annotation>
  </semantics>
</math>
</file>

<file path=Object 3/content.xml><?xml version="1.0" encoding="utf-8"?>
<math xmlns="http://www.w3.org/1998/Math/MathML">
  <semantics>
    <mrow>
      <mrow>
        <mi>k</mi>
        <mo stretchy="false">=</mo>
        <mn>1,2</mn>
      </mrow>
      <mi>,</mi>
      <mn>...</mn>
      <mi>N</mi>
    </mrow>
    <annotation encoding="StarMath 5.0">k=1,2,...N</annotation>
  </semantics>
</math>
</file>

<file path=Object 4/content.xml><?xml version="1.0" encoding="utf-8"?>
<math xmlns="http://www.w3.org/1998/Math/MathML">
  <semantics>
    <mrow>
      <mi>w</mi>
      <mrow>
        <mrow>
          <mo stretchy="false">(</mo>
          <mrow>
            <mi>k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frac>
                      <mrow>
                        <mn>1</mn>
                      </mrow>
                      <mrow>
                        <msqrt>
                          <mrow>
                            <mi>N</mi>
                          </mrow>
                        </msqrt>
                      </mrow>
                    </mfrac>
                    <mi>,</mi>
                    <mrow>
                      <mi>k</mi>
                      <mo stretchy="false">=</mo>
                      <mn>1</mn>
                    </mrow>
                  </mrow>
                </mtd>
              </mtr>
              <mtr>
                <mtd>
                  <mrow>
                    <msqrt>
                      <mrow>
                        <mfrac>
                          <mrow>
                            <mn>2</mn>
                          </mrow>
                          <mrow>
                            <mi>N</mi>
                          </mrow>
                        </mfrac>
                      </mrow>
                    </msqrt>
                    <mi>,</mi>
                    <mrow>
                      <mrow>
                        <mn>2</mn>
                        <mo stretchy="false">⩽</mo>
                        <mi>k</mi>
                      </mrow>
                      <mo stretchy="false">⩽</mo>
                      <mi>N</mi>
                    </mrow>
                  </mrow>
                </mtd>
              </mtr>
            </mtable>
          </mrow>
        </mrow>
      </mrow>
    </mrow>
    <annotation encoding="StarMath 5.0">w(k)=left lbrace stack{{1} over {sqrt{N} }, k=1 #sqrt{{2} over {N} }, 2 leslant k leslant N}   right none</annotation>
  </semantics>
</math>
</file>